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1f7" officeooo:paragraph-rsid="000581f7"/>
    </style:style>
    <style:style style:name="P2" style:family="paragraph" style:parent-style-name="Standard">
      <style:text-properties officeooo:rsid="0006e203" officeooo:paragraph-rsid="0006e203"/>
    </style:style>
    <style:style style:name="P3" style:family="paragraph" style:parent-style-name="Standard">
      <style:text-properties officeooo:rsid="0007d7bd" officeooo:paragraph-rsid="0007d7bd"/>
    </style:style>
    <style:style style:name="P4" style:family="paragraph" style:parent-style-name="Standard">
      <style:text-properties officeooo:rsid="0009a762" officeooo:paragraph-rsid="0009a762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581f7" officeooo:paragraph-rsid="000581f7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6e203" officeooo:paragraph-rsid="0006e203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d7bd" officeooo:paragraph-rsid="0007d7bd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a762" officeooo:paragraph-rsid="0009a762"/>
    </style:style>
    <style:style style:name="P9" style:family="paragraph" style:parent-style-name="Standard">
      <style:text-properties officeooo:rsid="000a752e" officeooo:paragraph-rsid="000a752e"/>
    </style:style>
    <style:style style:name="P10" style:family="paragraph" style:parent-style-name="Standard">
      <style:text-properties officeooo:rsid="000b2a93" officeooo:paragraph-rsid="000b2a93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a752e" officeooo:paragraph-rsid="000a752e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b2a93" officeooo:paragraph-rsid="000b2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/>
      <text:p text:style-name="P1">int main(){</text:p>
      <text:p text:style-name="P1"/>
      <text:p text:style-name="P1"><text:tab/>int mat[2][2];</text:p>
      <text:p text:style-name="P1"><text:tab/>int i,j,maior;</text:p>
      <text:p text:style-name="P1"/>
      <text:p text:style-name="P1"><text:tab/>for(i=0;i&lt;2;i++){</text:p>
      <text:p text:style-name="P1"><text:tab/><text:tab/>for(j=0;j&lt;2;j++){</text:p>
      <text:p text:style-name="P1"><text:tab/><text:tab/><text:tab/>printf("Digite valor linha %d e coluna %d da mtatriz: ",i,j);</text:p>
      <text:p text:style-name="P1"><text:tab/><text:tab/><text:tab/>scanf("%d",&amp;mat[i][j]);</text:p>
      <text:p text:style-name="P1"><text:tab/><text:tab/>}</text:p>
      <text:p text:style-name="P1"><text:tab/>}</text:p>
      <text:p text:style-name="P1"/>
      <text:p text:style-name="P1"><text:tab/>for(i=0;i&lt;2;i++){</text:p>
      <text:p text:style-name="P1"><text:tab/><text:tab/>for(j=0;j&lt;2;j++){</text:p>
      <text:p text:style-name="P1"><text:tab/><text:tab/><text:tab/>if((i &amp;&amp; j)==0){</text:p>
      <text:p text:style-name="P1"><text:tab/><text:tab/><text:tab/><text:tab/>maior=mat[i][j];</text:p>
      <text:p text:style-name="P1"><text:tab/><text:tab/><text:tab/>}</text:p>
      <text:p text:style-name="P1"><text:tab/><text:tab/><text:tab/>if(mat[i][j]&gt;maior){</text:p>
      <text:p text:style-name="P1"><text:tab/><text:tab/><text:tab/><text:tab/>maior=mat[i][j]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tab/>printf("%d",maior);</text:p>
      <text:p text:style-name="P1"/>
      <text:p text:style-name="P1"><text:tab/>return 0;</text:p>
      <text:p text:style-name="P5">}</text:p>
      <text:p text:style-name="P1"/>
      <text:p text:style-name="P2">#include &lt;stdio.h&gt;</text:p>
      <text:p text:style-name="P2"/>
      <text:p text:style-name="P2">int main(){</text:p>
      <text:p text:style-name="P2"/>
      <text:p text:style-name="P2"><text:tab/>int mat[2][2];</text:p>
      <text:p text:style-name="P2"><text:tab/>int a,b,maior;</text:p>
      <text:p text:style-name="P2"/>
      <text:p text:style-name="P2"><text:tab/>for(a=0;a&lt;2;a++){</text:p>
      <text:p text:style-name="P2"><text:tab/><text:tab/>for(b=0;b&lt;2;b++){</text:p>
      <text:p text:style-name="P2"><text:tab/><text:tab/><text:tab/>printf("Digite valor linha %d e coluna %d matriz : ",a,b);</text:p>
      <text:p text:style-name="P2"><text:tab/><text:tab/><text:tab/>scanf("%d",&amp;mat[a][b]);</text:p>
      <text:p text:style-name="P2"><text:tab/><text:tab/>}</text:p>
      <text:p text:style-name="P2"><text:tab/>}</text:p>
      <text:p text:style-name="P2"><text:tab/></text:p>
      <text:p text:style-name="P2"><text:tab/>for(a=0;a&lt;2;a++){</text:p>
      <text:p text:style-name="P2"><text:tab/><text:tab/>for(b=0;b&lt;2;b++){</text:p>
      <text:p text:style-name="P2"><text:tab/><text:tab/><text:tab/>if((a &amp;&amp; b)==0){</text:p>
      <text:p text:style-name="P2"><text:tab/><text:tab/><text:tab/><text:tab/>maior=mat[a][b];</text:p>
      <text:p text:style-name="P2"><text:tab/><text:tab/><text:tab/>}</text:p>
      <text:p text:style-name="P2"><text:tab/><text:tab/><text:tab/>if(mat[a][b]&gt;10){</text:p>
      <text:p text:style-name="P2"><text:tab/><text:tab/><text:tab/><text:tab/>maior=mat[a][b];</text:p>
      <text:p text:style-name="P2"><text:tab/><text:tab/><text:tab/>}</text:p>
      <text:p text:style-name="P2"><text:soft-page-break/><text:tab/><text:tab/>}</text:p>
      <text:p text:style-name="P2"><text:tab/>}</text:p>
      <text:p text:style-name="P2"><text:tab/></text:p>
      <text:p text:style-name="P2"><text:tab/>printf("Valor liha %d e coluna %d do maior %d : ",a,b,maior);</text:p>
      <text:p text:style-name="P2"/>
      <text:p text:style-name="P2"><text:tab/>return 0;</text:p>
      <text:p text:style-name="P6">}</text:p>
      <text:p text:style-name="P2"/>
      <text:p text:style-name="P3">#include &lt;stdio.h&gt;</text:p>
      <text:p text:style-name="P3"/>
      <text:p text:style-name="P3">int main(){</text:p>
      <text:p text:style-name="P3"/>
      <text:p text:style-name="P3"><text:tab/>int mat[2][2];</text:p>
      <text:p text:style-name="P3"><text:tab/>int a,b;</text:p>
      <text:p text:style-name="P3"><text:tab/></text:p>
      <text:p text:style-name="P3"><text:tab/>for(a=0;a&lt;2;a++){</text:p>
      <text:p text:style-name="P3"><text:tab/><text:tab/>for(b=0;b&lt;2;b++){</text:p>
      <text:p text:style-name="P3"><text:tab/><text:tab/><text:tab/>printf("Digite elementos linha %d e coluna %d matriz : ",a,b);</text:p>
      <text:p text:style-name="P3"><text:tab/><text:tab/><text:tab/>scanf("%d",&amp;mat[a][b]);</text:p>
      <text:p text:style-name="P3"><text:tab/><text:tab/>}</text:p>
      <text:p text:style-name="P3"><text:tab/>}</text:p>
      <text:p text:style-name="P3"/>
      <text:p text:style-name="P3"><text:tab/>for(a=1;a&gt;=1;a--){</text:p>
      <text:p text:style-name="P3"><text:tab/><text:tab/>for(b=1;b&gt;=0;b--){</text:p>
      <text:p text:style-name="P3"><text:tab/><text:tab/><text:tab/>printf("Ordem inversa %d\n",mat[a][b]);</text:p>
      <text:p text:style-name="P3"><text:tab/><text:tab/>}</text:p>
      <text:p text:style-name="P3"><text:tab/>}</text:p>
      <text:p text:style-name="P3"/>
      <text:p text:style-name="P3"><text:tab/>return 0;</text:p>
      <text:p text:style-name="P7">}</text:p>
      <text:p text:style-name="P3"/>
      <text:p text:style-name="P9">#include &lt;stdio.h&gt;</text:p>
      <text:p text:style-name="P9"/>
      <text:p text:style-name="P9">int main(){</text:p>
      <text:p text:style-name="P9"/>
      <text:p text:style-name="P9"><text:tab/>int mat[2][2];</text:p>
      <text:p text:style-name="P9"><text:tab/>int a,b,num,count=1;</text:p>
      <text:p text:style-name="P9"><text:tab/></text:p>
      <text:p text:style-name="P9"><text:tab/>for(a=0;a&lt;2;a++){</text:p>
      <text:p text:style-name="P9"><text:tab/><text:tab/>for(b=0;b&lt;2;b++){</text:p>
      <text:p text:style-name="P9"><text:tab/><text:tab/><text:tab/>printf("Digite elementos linha %d e coluna %d matriz : ",a,b);</text:p>
      <text:p text:style-name="P9"><text:tab/><text:tab/><text:tab/>scanf("%d",&amp;mat[a][b]);</text:p>
      <text:p text:style-name="P9"><text:tab/><text:tab/><text:tab/>count++;</text:p>
      <text:p text:style-name="P9"><text:tab/><text:tab/>}</text:p>
      <text:p text:style-name="P9"><text:tab/>}</text:p>
      <text:p text:style-name="P9"/>
      <text:p text:style-name="P9"><text:tab/>printf("Digite um valor \n");</text:p>
      <text:p text:style-name="P9"><text:tab/>scanf("%d",&amp;num);</text:p>
      <text:p text:style-name="P9"/>
      <text:p text:style-name="P9"><text:tab/>for(a=0;a&lt;2;a++){</text:p>
      <text:p text:style-name="P9"><text:tab/><text:tab/>for(b=0;b&lt;2;b++){</text:p>
      <text:p text:style-name="P9"><text:tab/><text:tab/><text:tab/>if(mat[a][b]==num){</text:p>
      <text:p text:style-name="P9"><text:soft-page-break/><text:tab/><text:tab/><text:tab/><text:tab/>count++;</text:p>
      <text:p text:style-name="P9"><text:tab/><text:tab/><text:tab/>}</text:p>
      <text:p text:style-name="P9"><text:tab/><text:tab/>}</text:p>
      <text:p text:style-name="P9"><text:tab/>}</text:p>
      <text:p text:style-name="P9"/>
      <text:p text:style-name="P9"><text:tab/>printf("A posicao do valor na matriz da linha %d e coluna %d %d eh valor: ",a,b,count);</text:p>
      <text:p text:style-name="P9"/>
      <text:p text:style-name="P9"/>
      <text:p text:style-name="P9"><text:tab/>return 0;</text:p>
      <text:p text:style-name="P11">}</text:p>
      <text:p text:style-name="P9"/>
      <text:p text:style-name="P10">#include &lt;stdio.h&gt;</text:p>
      <text:p text:style-name="P10"/>
      <text:p text:style-name="P10">int main(){</text:p>
      <text:p text:style-name="P10"/>
      <text:p text:style-name="P10"><text:tab/>int mat[4][4];</text:p>
      <text:p text:style-name="P10"><text:tab/></text:p>
      <text:p text:style-name="P10"><text:tab/>mat[0][0]=1;</text:p>
      <text:p text:style-name="P10"><text:tab/>mat[0][1]=0;</text:p>
      <text:p text:style-name="P10"><text:tab/>mat[1][0]=1;</text:p>
      <text:p text:style-name="P10"><text:tab/>mat[1][1]=0;</text:p>
      <text:p text:style-name="P10"/>
      <text:p text:style-name="P10"><text:tab/>for(i=0;i&lt;3;i++){</text:p>
      <text:p text:style-name="P10"><text:tab/><text:tab/>for(j=0;j&lt;3;j++){</text:p>
      <text:p text:style-name="P10"><text:tab/><text:tab/><text:tab/>printf("Os elementos da linha %d e coluna %d da matriz eh %d : ",i,j,mat[i][j]);</text:p>
      <text:p text:style-name="P10"><text:tab/><text:tab/>}</text:p>
      <text:p text:style-name="P10"><text:tab/>}</text:p>
      <text:p text:style-name="P10"/>
      <text:p text:style-name="P10"><text:tab/>return 0;</text:p>
      <text:p text:style-name="P12">}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1:03:04.131878327</meta:creation-date>
    <dc:date>2016-05-27T02:24:59.440319296</dc:date>
    <meta:editing-duration>PT2H22M</meta:editing-duration>
    <meta:editing-cycles>5</meta:editing-cycles>
    <meta:generator>LibreOffice/5.0.5.2$Linux_x86 LibreOffice_project/00m0$Build-2</meta:generator>
    <meta:document-statistic meta:table-count="0" meta:image-count="0" meta:object-count="0" meta:page-count="3" meta:paragraph-count="105" meta:word-count="209" meta:character-count="1700" meta:non-whitespace-character-count="1428"/>
  </office:meta>
</office:document-meta>
</file>